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a56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b051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8e475" officeooo:paragraph-rsid="001a565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ece9a" officeooo:paragraph-rsid="001ece9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officeooo:rsid="0018e475" officeooo:paragraph-rsid="001a565b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0c046" officeooo:paragraph-rsid="001a565b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b0518" officeooo:paragraph-rsid="001b0518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b0518" officeooo:paragraph-rsid="001ece9a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b0518" officeooo:paragraph-rsid="0020c798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29ef83" officeooo:paragraph-rsid="0021f433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999999" fo:font-size="11pt" style:text-underline-style="none" fo:font-weight="normal" officeooo:rsid="0021f433" officeooo:paragraph-rsid="0021f433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officeooo:rsid="001e31d3" officeooo:paragraph-rsid="001e31d3" style:font-size-asian="28pt" style:font-weight-asian="bold" style:font-size-complex="28pt" style:font-weight-complex="bold"/>
    </style:style>
    <style:style style:name="P13" style:family="paragraph" style:parent-style-name="Standard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font-size="11pt" style:text-underline-style="none" fo:font-weight="normal" officeooo:rsid="0022bbba" officeooo:paragraph-rsid="0023d4df" style:font-size-asian="9.60000038146973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color="#000080" fo:font-size="11pt" style:text-underline-style="solid" style:text-underline-width="auto" style:text-underline-color="font-color" fo:font-weight="normal" officeooo:rsid="0022bbba" officeooo:paragraph-rsid="001b0518" style:font-size-asian="9.60000038146973pt" style:font-weight-asian="normal" style:font-size-complex="11pt" style:font-weight-complex="normal"/>
    </style:style>
    <style:style style:name="P15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29ef83" officeooo:paragraph-rsid="0023d4df" style:font-size-asian="11pt" style:font-weight-asian="normal" style:font-size-complex="11pt" style:font-weight-complex="normal"/>
    </style:style>
    <style:style style:name="T1" style:family="text">
      <style:text-properties officeooo:rsid="001a565b"/>
    </style:style>
    <style:style style:name="T2" style:family="text">
      <style:text-properties officeooo:rsid="001b0518"/>
    </style:style>
    <style:style style:name="T3" style:family="text">
      <style:text-properties fo:color="#7a0874" style:font-name="Arial" fo:font-weight="bold" officeooo:rsid="0029ef83"/>
    </style:style>
    <style:style style:name="T4" style:family="text">
      <style:text-properties fo:color="#7a0874" style:font-name="Arial" fo:font-weight="bold" officeooo:rsid="0025b27c"/>
    </style:style>
    <style:style style:name="T5" style:family="text">
      <style:text-properties fo:color="#807171" style:font-name="Arial" fo:font-weight="bold" officeooo:rsid="0029ef83"/>
    </style:style>
    <style:style style:name="T6" style:family="text">
      <style:text-properties officeooo:rsid="0023d4df"/>
    </style:style>
    <style:style style:name="T7" style:family="text">
      <style:text-properties fo:color="#000080" style:text-underline-style="solid" style:text-underline-width="auto" style:text-underline-color="font-color"/>
    </style:style>
    <style:style style:name="T8" style:family="text">
      <style:text-properties officeooo:rsid="0025b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obot Framework</text:p>
      <text:p text:style-name="P14">https://code.google.com/robotframework/wiki/Installation#Installation</text:p>
      <text:p text:style-name="P13"><text:a xlink:type="simple" xlink:href="https://linuxaria.com/howto/how-to-anonymize-the-programs-from-your-terminal-with-torify" text:style-name="Internet_20_link" text:visited-style-name="Visited_20_Internet_20_Link"><text:span text:style-name="T7"/></text:a></text:p>
      <text:p text:style-name="P1">1. <text:span text:style-name="T1">Python preparation</text:span></text:p>
      <text:p text:style-name="P6">$ <text:span text:style-name="T3">sudo apt-get install python</text:span></text:p>
      <text:p text:style-name="P10"/>
      <text:p text:style-name="P11">#<text:span text:style-name="T5">update python</text:span></text:p>
      <text:p text:style-name="P11">$ <text:span text:style-name="T5">sudo add-apt-repository ppa:fkrull/deadsnakes</text:span></text:p>
      <text:p text:style-name="P11">$ <text:span text:style-name="T5">sudo apt-get update</text:span></text:p>
      <text:p text:style-name="P11">$ <text:span text:style-name="T5">sudo apt-get install python</text:span></text:p>
      <text:p text:style-name="P15"><text:s/></text:p>
      <text:p text:style-name="P6">$ <text:span text:style-name="T3">sudo apt-get install wxgtk2.8</text:span></text:p>
      <text:p text:style-name="P6">$ <text:span text:style-name="T3">sudo apt-get install python-pip</text:span></text:p>
      <text:p text:style-name="P5"/>
      <text:p text:style-name="P1"><text:span text:style-name="T1">2</text:span>. <text:span text:style-name="T1">Robot Framework</text:span> </text:p>
      <text:p text:style-name="P7"><text:span text:style-name="T6">$ </text:span><text:span text:style-name="T3">sudo pip install robotframework</text:span> </text:p>
      <text:p text:style-name="P7">#pip install –upgrade robotframework</text:p>
      <text:p text:style-name="P7">#<text:span text:style-name="T3">pip uninstall robotframework</text:span></text:p>
      <text:p text:style-name="P7"><text:span text:style-name="T6">$ </text:span><text:span text:style-name="T3">sudo pip install robotframework-ride</text:span></text:p>
      <text:p text:style-name="P7"><text:span text:style-name="T6">$ </text:span><text:span text:style-name="T3">sudo pip install robotframework-selenium2library</text:span></text:p>
      <text:p text:style-name="P9"><text:span text:style-name="T6">$ </text:span><text:span text:style-name="T3">sudo pip install robotframework-appiumlibrary</text:span></text:p>
      <text:p text:style-name="P3"/>
      <text:p text:style-name="P2"><text:span text:style-name="T1">2</text:span>. <text:span text:style-name="T2">Database handling - postgresql</text:span></text:p>
      <text:p text:style-name="P7"><text:span text:style-name="T6">$ </text:span><text:span text:style-name="T3">sudo apt-get install python-psycopg2</text:span></text:p>
      <text:p text:style-name="P7">#The name of the driver: psycopg2</text:p>
      <text:p text:style-name="P7"><text:span text:style-name="T6">$ </text:span><text:span text:style-name="T3">pip install robotframework-databaselibrary</text:span></text:p>
      <text:p text:style-name="P3"/>
      <text:p text:style-name="P4">If you want it to be installed to the user home directory ~/.local/ then the command looks like this:</text:p>
      <text:p text:style-name="P8"><text:span text:style-name="T6">$ </text:span><text:span text:style-name="T4">pi</text:span><text:span text:style-name="T3">p install –user &lt;&lt;package&gt;&gt;</text:span></text:p>
      <text:p text:style-name="P4">or</text:p>
      <text:p text:style-name="P8"><text:span text:style-name="T6">$ </text:span><text:span text:style-name="T3">pip install –install-option=”--prefix=$HOME/local” &lt;&lt;package&gt;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creation-date>2007-09-17T16:01:11</meta:creation-date>
    <dc:date>2016-10-30T16:28:22.825571810</dc:date>
    <dc:language>hu-HU</dc:language>
    <meta:editing-cycles>165</meta:editing-cycles>
    <meta:editing-duration>P2DT18S</meta:editing-duration>
    <meta:document-statistic meta:table-count="0" meta:image-count="0" meta:object-count="0" meta:page-count="1" meta:paragraph-count="26" meta:word-count="117" meta:character-count="909" meta:non-whitespace-character-count="815"/>
    <meta:user-defined meta:name="Info 1"/>
    <meta:user-defined meta:name="Info 2"/>
    <meta:user-defined meta:name="Info 3"/>
    <meta:user-defined meta:name="Info 4"/>
  </office:meta>
</office:document-meta>
</file>